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Text_20_body">
      <style:paragraph-properties fo:margin-top="0mm" fo:margin-bottom="0mm"/>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none"/>
    </style:style>
    <style:style style:name="P7"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8" style:family="paragraph" style:parent-style-name="Text_20_body" style:list-style-name="">
      <style:paragraph-properties fo:text-align="center" style:justify-single-word="false"/>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text-properties style:text-underline-style="solid" style:text-underline-width="auto" style:text-underline-color="font-color" fo:font-weight="normal" style:font-weight-asian="normal" style:font-weight-complex="normal"/>
    </style:style>
    <style:style style:name="P11" style:family="paragraph" style:parent-style-name="Text_20_body" style:list-style-name="L1"/>
    <style:style style:name="P12" style:family="paragraph" style:parent-style-name="Text_20_body">
      <style:text-properties style:text-underline-style="none"/>
    </style:style>
    <style:style style:name="P13" style:family="paragraph" style:parent-style-name="Text_20_body">
      <style:text-properties style:text-underline-style="none" fo:font-weight="normal" style:font-weight-asian="normal" style:font-weight-complex="normal"/>
    </style:style>
    <style:style style:name="P14" style:family="paragraph" style:parent-style-name="Text_20_body" style:list-style-name="L1">
      <style:paragraph-properties fo:margin-top="0mm" fo:margin-bottom="0mm"/>
    </style:style>
    <style:style style:name="P15"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6" style:family="paragraph" style:parent-style-name="Text_20_body">
      <style:paragraph-properties fo:margin-left="0mm" fo:margin-right="0mm" fo:text-indent="10mm" style:auto-text-indent="false"/>
    </style:style>
    <style:style style:name="P17" style:family="paragraph" style:parent-style-name="Heading_20_2">
      <style:paragraph-properties fo:break-before="page"/>
    </style:style>
    <style:style style:name="P18" style:family="paragraph" style:parent-style-name="Heading_20_1" style:list-style-name="">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Contents_20_1">
      <style:text-properties style:text-underline-style="none"/>
    </style:style>
    <style:style style:name="P21" style:family="paragraph" style:parent-style-name="Contents_20_1" style:list-style-name="">
      <style:text-properties style:text-underline-style="none"/>
    </style:style>
    <style:style style:name="P22" style:family="paragraph" style:parent-style-name="Contents_20_1" style:list-style-name="List_20_1"/>
    <style:style style:name="P23" style:family="paragraph" style:parent-style-name="Contents_20_1" style:list-style-nam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fo:font-weight="bold"/>
    </style:style>
    <style:style style:name="T6" style:family="text">
      <style:text-properties fo:font-style="italic"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8" text:outline-level="1"/>
      <text:h text:style-name="P18" text:outline-level="1"/>
      <text:h text:style-name="P18" text:outline-level="1"/>
      <text:h text:style-name="P18" text:outline-level="1">Analýza archivu WebArchiv a převodu archivů z formátu ARC do formátu WARC</text:h>
      <text:h text:style-name="P8" text:outline-level="1"/>
      <text:h text:style-name="P8" text:outline-level="1"/>
      <text:h text:style-name="P8" text:outline-level="1"/>
      <text:h text:style-name="P8" text:outline-level="1"/>
      <text:h text:style-name="P8" text:outline-level="1">Martin Prokop</text:h>
      <text:h text:style-name="P19" text:outline-level="1">Prohlášení</text:h>
      <text:p text:style-name="P5">(Doplním později)</text:p>
      <text:h text:style-name="P19" text:outline-level="1">Shrnutí</text:h>
      <text:p text:style-name="P5">(Doplním později)</text:p>
      <text:h text:style-name="P19" text:outline-level="1">Klíčová slova</text:h>
      <text:p text:style-name="P5">(Doplním později)</text:p>
      <text:h text:style-name="P19" text:outline-level="1">Obsah</text:h>
      <text:p text:style-name="P5">(Doplním později)</text:p>
      <text:h text:style-name="P19" text:outline-level="1">Úvod</text:h>
      <text:p text:style-name="P5">(Doplním později)</text:p>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Text_20_body"><text:span text:style-name="T2">(Mám to více rozvádět?)</text:span></text:p>
      <text:h text:style-name="P1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7">ncyklopedie aneb Racionální slovník věd, umění a řemesel</text:span><text:span text:style-name="T9">, vzniklý v 18. století ve Francii, nebo </text:span><text:span text:style-name="T7">Ottův slovník naučný</text:span><text:span text:style-name="T9">, publikový na přelomu 19. a 20. století v Čechách.</text:span></text:p>
      <text:p text:style-name="Text_20_body"><text:span text:style-name="T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span></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8" text:note-class="footnote"><text:note-citation>3</text:note-citation><text:note-body><text:p text:style-name="Footnote">http://www.webarchiv.cz/</text:p></text:note-body></text:note></text:p>
      <text:list xml:id="list32634567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1"/>
      <text:p text:style-name="P23"><text:span text:style-name="T2">(Mám více rozvádět?)</text:span></text:p>
      <text:h text:style-name="Heading_20_2"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3"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5">(Je potřeba být konkrétnější?)</text:p>
      <text:h text:style-name="Heading_20_3" text:outline-level="3"><text:soft-page-break/>Rok 2000<text:note text:id="ftn4"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5"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5">(Je potřeba být konkrétnější?)</text:p>
      <text:h text:style-name="Heading_20_3" text:outline-level="3">Rok 2001<text:note text:id="ftn6"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5">(Mám řešit do podrobna kritéria a seriály?)</text:p>
      <text:p text:style-name="P6">Dále probíhal vývoj nových nástrojů. Jedná se konkrétně o:</text:p>
      <text:list xml:id="list803816113" text:continue-numbering="true" text:style-name="List_20_1">
        <text:list-item>
          <text:p text:style-name="P20">Dublin Core Metadata Generator</text:p>
        </text:list-item>
        <text:list-item>
          <text:p text:style-name="P20">Generátor UR</text:p>
        </text:list-item>
        <text:list-item>
          <text:p text:style-name="P20">Kalkulátor MD5 </text:p>
        </text:list-item>
        <text:list-item>
          <text:p text:style-name="P20">Nedlib Harvester</text:p>
        </text:list-item>
      </text:list>
      <text:p text:style-name="P5">(Mám být podrobnější? Třeba v případě toho Nedlib Harvesteru)</text:p>
      <text:h text:style-name="Heading_20_3" text:outline-level="3">Rok 2002<text:note text:id="ftn9"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text:soft-page-break/>Pro nedostatek pracovních a finančních kapacit se odstupuje od plánovaného ukládání metadat ve formátu Dublin Core a řešitelský tým se rozhoduje pro využití formátu UNIMARC<text:note text:id="ftn10" text:note-class="footnote"><text:note-citation>11</text:note-citation><text:note-body><text:p text:style-name="Footnote">Podrobné informace o formátu MARC 21: http://www.loc.gov/marc/unimarctomarc21.html</text:p></text:note-body></text:note>.</text:p>
      <text:p text:style-name="P16">Samozřejmě pokračuje samotné shromažďování a archivace webových zdrojů. Oproti loňskému roků narůstá téměř trojnásobně množství „sklizených“ dat na 315 756 MB v počtu 10 272 093 souborů.<text:note text:id="ftn11" text:note-class="footnote"><text:note-citation>12</text:note-citation><text:note-body><text:p text:style-name="Footnote">http://www.webarchiv.cz/celoplosne-sklizne/</text:p></text:note-body></text:note></text:p>
      <text:p text:style-name="P7">(Mám být podrobnější?)</text:p>
      <text:h text:style-name="Heading_20_3" text:outline-level="3">Rok 2003</text:h>
      <text:p text:style-name="P5">Zpráva se mi bohužel nepovedlo dohledat.</text:p>
      <text:h text:style-name="Heading_20_3" text:outline-level="3">Rok 2004<text:note text:id="ftn12" text:note-class="footnote"><text:note-citation>13</text:note-citation><text:note-body><text:p text:style-name="Footnote">http://webarchiv.cz/files/dokumenty/zpravy/Zamer2004Zpravatextrev.doc</text:p></text:note-body></text:note></text:h>
      <text:p text:style-name="P6">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6">Tým se zabýval analýzou možností dalšího vývoje softwaru pro tvorbu metadat, jednoznačné identifikace dokumentů, stahování webových zdrojů a jejich ukládání. Dále možnostmi trvalého a efektivního přístupu k uloženým datům.</text:p>
      <text:p text:style-name="P6">Bylo potřeba monitorovat vývoj technologií – zejména standardů pro metadata a formáty. Byly budovány tématické brány a Konspekt. WebArchiv užíval již dříve zmínění nástroje jako NEDLIB, Heritrix. </text:p>
      <text:p text:style-name="P5">(Mám být podrobnější, zpráva je opravdu obsáhlá.)</text:p>
      <text:p text:style-name="P13">„Sklizeň“ dat byla oproti předchozím rokům opravdu objemná. Bylo staženo více než trojnásobné množství dat oproti roku 2002. Do databáze přibilo 32 161 396 souborů o celkové velikosti 1 058 305 MB.<text:note text:id="ftn48" text:note-class="footnote"><text:note-citation>14</text:note-citation><text:note-body><text:p text:style-name="Footnote">http://www.webarchiv.cz/celoplosne-sklizne/</text:p></text:note-body></text:note></text:p>
      <text:p text:style-name="P10">(Mám být obsáhlejší?)</text:p>
      <text:p text:style-name="P10">(Nevím co se s projektem dělo v roce 2003)</text:p>
      <text:h text:style-name="Heading_20_3" text:outline-level="3">Rok 2005<text:note text:id="ftn13" text:note-class="footnote"><text:note-citation>15</text:note-citation><text:note-body><text:p text:style-name="Footnote">http://webarchiv.cz/files/dokumenty/zpravy/Zamer2005Zpravatext.doc</text:p></text:note-body></text:note></text:h>
      <text:p text:style-name="P6">Projekt je i nadále řešen v rámci stejného projektu jako v roce 2004 a <text:s/>pokračuje v podstatě ve stejných kolejích. </text:p>
      <text:p text:style-name="P6">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V tomto roce bylo oproti očekávání „sklizeno“ relativně malé množství dat. V</text:span> 253 785 MB dat bylo obsaženo 9 336 123 souborů.<text:span text:style-name="T3"><text:note text:id="ftn41" text:note-class="footnote"><text:note-citation>16</text:note-citation><text:note-body><text:p text:style-name="Footnote">http://www.webarchiv.cz/celoplosne-sklizne/</text:p></text:note-body></text:note></text:span></text:p>
      <text:p text:style-name="P10"><text:span text:style-name="T3">(Mám být obsáhlejší?)</text:span></text:p>
      <text:h text:style-name="Heading_20_3" text:outline-level="3"><text:soft-page-break/>Rok 2006<text:note text:id="ftn14"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5"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5">(Mám být podrobnější o CULTURE?)</text:p>
      <text:p text:style-name="Text_20_body">Tým dále provedl analýzu využívaného software:</text:p>
      <text:list xml:id="list935380392"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2">Heritrix – o software se zmiňují v další části textu své práce.</text:p>
        </text:list-item>
        <text:list-item>
          <text:p text:style-name="P22">DeDuplicator </text:p>
        </text:list-item>
      </text:list>
      <text:p text:style-name="P5">(Mám rozvádět info o saftware? Nebo v části software? Asi oboje?)</text:p>
      <text:p text:style-name="Text_20_body"><text:span text:style-name="T3">Dále samozřejmě probíhají sklizně, v tomto roce je staženo 3 465 016 MB dat, které obsahovali celkem </text:span>70 741 016 souborů<text:span text:style-name="T3">. Což je největší množství za všechny uplynulé roky.</text:span><text:span text:style-name="T3"><text:note text:id="ftn40" text:note-class="footnote"><text:note-citation>19</text:note-citation><text:note-body><text:p text:style-name="Footnote">http://www.webarchiv.cz/celoplosne-sklizne/</text:p></text:note-body></text:note></text:span></text:p>
      <text:h text:style-name="Heading_20_3" text:outline-level="3">Rok 2007<text:note text:id="ftn16"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0" text:note-class="footnote"><text:note-citation>21</text:note-citation><text:note-body><text:p text:style-name="Footnote">http://www.archive.org/</text:p></text:note-body></text:note>.</text:p>
      <text:p text:style-name="Text_20_body">Dále je vyvinut nástroj pro vyhledávání podle metodiky konspektu – jedná se o sbírky podle oborů.</text:p>
      <text:p text:style-name="P5">(Mám psát konkrétněji o konspektu?)</text:p>
      <text:p text:style-name="P6">Tým také pracuje na lokalizaci užívaných nástrojů.</text:p>
      <text:p text:style-name="P5">(Mám rozepisovat konkrétněji?)</text:p>
      <text:p text:style-name="P6">Velký význam má i analýza možnosti sklízení bohemikálních zdrojů mimo doménu .cz.</text:p>
      <text:p text:style-name="P5">(Sem přidat informace o diplomce na toto téma? Nebo rozvedu v analýze provedených diplomových prací)</text:p>
      <text:p text:style-name="P6">Prozkoumává se i možnost průběžné analýzy sklizně. </text:p>
      <text:p text:style-name="P5">(Nevím jak dlouho trvá průměrná sklizeň. Mám rozvádět?)</text:p>
      <text:p text:style-name="P6">Tým se zabývá možností zlepšování tematických sklizní. Podrobněji se tematickými sklizněmi zabývám v jiné části práce.</text:p>
      <text:p text:style-name="P6">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3">Tým i nadále pokračuje ve „sklízení“ webových zdrojů. V tomto roce bylo „sklizeno“ </text:span>3 600 <text:soft-page-break/>000 MB dat. Což představuje cca 81 300 000 souborů<text:note text:id="ftn39" text:note-class="footnote"><text:note-citation>22</text:note-citation><text:note-body><text:p text:style-name="Footnote">http://www.webarchiv.cz/celoplosne-sklizne/</text:p></text:note-body></text:note></text:p>
      <text:h text:style-name="Heading_20_3" text:outline-level="3">Rok 2008<text:note text:id="ftn17"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3"> sklízení bohemikálních zdrojů mimo doménu .CZ je dále diskutována a analyzována.</text:span></text:p>
      <text:p text:style-name="P6">Pokračuje se i možnost průběžné analýzy sklizně. </text:p>
      <text:p text:style-name="P6">Tým se zabývá možností zlepšování tematických sklizní. Podrobněji se tematickými sklizněmi zabývám v jiné části práce.</text:p>
      <text:p text:style-name="P6">Stejně tak je potřeba neustále monitorovat změny v legislativě a licenci Creative Commons.</text:p>
      <text:p text:style-name="P5">(Podobné otázky jako k roku 2007 – mám rozvádět jednotlivé řešené problémy?)</text:p>
      <text:p text:style-name="Text_20_body"><text:span text:style-name="T3">V tomto roce bylo „sklizeno“ 3 900 000 MB dat. Což představuje cca 78 203 483 souborů</text:span><text:span text:style-name="T3"><text:note text:id="ftn42"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5">(Kdy došlo ke ztrátě dat?)</text:p>
      <text:h text:style-name="Heading_20_3" text:outline-level="3">Rok 2009 – současnost</text:h>
      <text:p text:style-name="P5">Zprávy z těchto let nejsou bohužel na internetu zpřístupněny.</text:p>
      <text:p text:style-name="P5">Dostanu se k nim nějak?</text:p>
      <text:h text:style-name="P17" text:outline-level="2">Stav projektu</text:h>
      <text:h text:style-name="Heading_20_3" text:outline-level="3">Současný obsah databáze WebArchivu<text:note text:id="ftn19"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5">(Vložím sem potom samozřejmě obrázek – nenechám tu takovou ošklivou tabulku. Mám se nějak podrobněji zabývat jednotlivými sklizněmi?)</text:p>
      <text:h text:style-name="Heading_20_3" text:outline-level="3">Co creative cammons <text:note text:id="ftn20" text:note-class="footnote"><text:note-citation>26</text:note-citation><text:note-body><text:p text:style-name="Footnote">http://www.webarchiv.cz/ccinfo/</text:p></text:note-body></text:note> <text:note text:id="ftn24" text:note-class="footnote"><text:note-citation>27</text:note-citation><text:note-body><text:p text:style-name="Footnote">http://www.webarchiv.cz/cc2</text:p></text:note-body></text:note></text:h>
      <text:p text:style-name="Text_20_body">WEBZDROJE<text:note text:id="ftn21" text:note-class="footnote"><text:note-citation>28</text:note-citation><text:note-body><text:p text:style-name="Footnote">http://creativecommons.org/</text:p></text:note-body></text:note> <text:s/><text:note text:id="ftn22" text:note-class="footnote"><text:note-citation>29</text:note-citation><text:note-body><text:p text:style-name="Footnote">http://www.creativecommons.cz/</text:p></text:note-body></text:note></text:p>
      <text:p text:style-name="Text_20_body">Velmi obsáhlá práce na toto téma: <text:note text:id="ftn23" text:note-class="footnote"><text:note-citation>30</text:note-citation><text:note-body><text:p text:style-name="Footnote">http://www.creativecommons.cz/wp-content/uploads/dp_petr_jansa_komplet_xmp.pdf</text:p></text:note-body></text:note></text:p>
      <text:h text:style-name="Heading_20_3" text:outline-level="3">Partneři projektu WebArchiv<text:note text:id="ftn44" text:note-class="footnote"><text:note-citation>31</text:note-citation><text:note-body><text:p text:style-name="Footnote">http://www.webarchiv.cz/partneri-projektu/</text:p></text:note-body></text:note></text:h>
      <text:p text:style-name="Standard"><text:span text:style-name="T1">Moravská zemská knihovna</text:span><text:span text:style-name="T1"><text:note text:id="ftn45" text:note-class="footnote"><text:note-citation>32</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46" text:note-class="footnote"><text:note-citation>33</text:note-citation><text:note-body><text:p text:style-name="Footnote">Bližší informace dostupné na http://www.muni.cz/ics</text:p></text:note-body></text:note></text:span><text:span text:style-name="T8"> – Zabývá se výzkumem v oboru digitálních knihoven, zpracování a uchování multimédií. Jedná se o ústav Masarykovy univerzity.</text:span></text:p>
      <text:p text:style-name="Text_20_body"><text:span text:style-name="T1">CZ.NIC</text:span><text:span text:style-name="T1"><text:note text:id="ftn47" text:note-class="footnote"><text:note-citation>34</text:note-citation><text:note-body><text:p text:style-name="Footnote">Bližší informace dostupnost na http://www.nic.cz/</text:p></text:note-body></text:note></text:span><text:span text:style-name="T8">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text:soft-page-break/>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p>
      <text:p text:style-name="Text_20_body">V současné době má WebArchiv uzavřené smlouvy se zhruba 2932 autory weobových stránek v prostředí domény .CZ. Bližší informace o smlouvách jsou samozřejmě k dohledání na stránkách projektu<text:note text:id="ftn2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 nemají souběžnou tištěnou podobu).“</text:span><text:span text:style-name="T4"><text:note text:id="ftn43" text:note-class="footnote"><text:note-citation>36</text:note-citation><text:note-body><text:p text:style-name="Footnote">http://www.webarchiv.cz/formular-url/</text:p></text:note-body></text:note></text:span></text:p>
      <text:p text:style-name="P5">(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18" text:note-class="footnote"><text:note-citation>37</text:note-citation><text:note-body><text:p text:style-name="Footnote">Dostupný na: http://www.archive.org/</text:p></text:note-body></text:note>.</text:p>
      <text:p text:style-name="P5">(Mám se nějak blíze zabývat InternetArchivem?)</text:p>
      <text:h text:style-name="Heading_20_2" text:outline-level="2">Dostupnost informací o projektu</text:h>
      <text:p text:style-name="Text_20_body">O projektu WebArchiv se lze dočíst na stránkách Národní digitální knihovny<text:note text:id="ftn26" text:note-class="footnote"><text:note-citation>38</text:note-citation><text:note-body><text:p text:style-name="Footnote"><text:a xlink:type="simple" xlink:href="http://www.ndk.cz/webarchiv">http://www.ndk.cz/webarchiv</text:a></text:p></text:note-body></text:note>, která projekt řeší a samozřejmě na stránkách WebArchivu<text:note text:id="ftn27" text:note-class="footnote"><text:note-citation>39</text:note-citation><text:note-body><text:p text:style-name="Footnote">http://www.webarchiv.cz</text:p></text:note-body></text:note>. K nalezení jsou jak tiskové zprávy, z kterých jsem čerpal při popisování stavu projektu a jeho cílech a záměrech, tak další dokumenty<text:note text:id="ftn28" text:note-class="footnote"><text:note-citation>40</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5">(Mám to více rozvádět?)</text:p>
      <text:p text:style-name="P6">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P5">(Nepletu se?)</text:p>
      <text:h text:style-name="P19" text:outline-level="1">Staré práce na téma webarchiv</text:h>
      <text:list xml:id="list2084482503" text:style-name="L1">
        <text:list-item>
          <text:p text:style-name="P14">Filip KUSALÍK: <text:span text:style-name="Strong_20_Emphasis">Identifikace a omezení přístupu k "nevhodným" stránkám ve webovém archivu</text:span>, bakalářská práce, 2009.<text:note text:id="ftn29" text:note-class="footnote"><text:note-citation>41</text:note-citation><text:note-body><text:p text:style-name="Footnote">http://is.muni.cz/th/172849/fi_b/</text:p></text:note-body></text:note></text:p>
        </text:list-item>
      </text:list>
      <text:p text:style-name="P1"/>
      <text:p text:style-name="P1"/>
      <text:list xml:id="list1373667539" text:continue-numbering="true" text:style-name="L1">
        <text:list-item>
          <text:p text:style-name="P14">Ivan VLČEK: <text:span text:style-name="Strong_20_Emphasis">Rozpoznání a archivace českého webu mimo národní doménu</text:span>, bakalářská práce, 2008.<text:note text:id="ftn30" text:note-class="footnote"><text:note-citation>42</text:note-citation><text:note-body><text:p text:style-name="Footnote">http://is.muni.cz/th/172585/fi_b/</text:p></text:note-body></text:note></text:p>
        </text:list-item>
      </text:list>
      <text:p text:style-name="P1"/>
      <text:p text:style-name="P1"/>
      <text:list xml:id="list1151389285" text:continue-numbering="true" text:style-name="L1">
        <text:list-item>
          <text:p text:style-name="P14">Lenka JELÍNKOVÁ: <text:span text:style-name="Strong_20_Emphasis">Bibliografický popis elektronických online zdrojů v zahraniční a domácí katalogizační praxi</text:span>, diplomová práce, 2006.<text:note text:id="ftn31" text:note-class="footnote"><text:note-citation>43</text:note-citation><text:note-body><text:p text:style-name="Footnote">http://www.webarchiv.cz/files/dokumenty/ostatni/DPjelinkova2006.pdf</text:p></text:note-body></text:note></text:p>
        </text:list-item>
      </text:list>
      <text:p text:style-name="P1"/>
      <text:p text:style-name="P1"/>
      <text:list xml:id="list231255921" text:continue-numbering="true" text:style-name="L1">
        <text:list-item>
          <text:p text:style-name="P14">Lukáš MATĚJKA: <text:span text:style-name="Strong_20_Emphasis">Zpřístupnění archivu českého webu</text:span>, diplomová práce, 2006.<text:note text:id="ftn32" text:note-class="footnote"><text:note-citation>44</text:note-citation><text:note-body><text:p text:style-name="Footnote">http://is.muni.cz/th/49968/fi_m</text:p></text:note-body></text:note></text:p>
        </text:list-item>
      </text:list>
      <text:p text:style-name="P1"/>
      <text:p text:style-name="P1"/>
      <text:list xml:id="list616156818" text:continue-numbering="true" text:style-name="L1">
        <text:list-item>
          <text:p text:style-name="P14">Martin BELLA: <text:span text:style-name="Strong_20_Emphasis">Implementace OAI-PMH pro český WebArchiv</text:span>, bakalářská práce, 2008.<text:note text:id="ftn33" text:note-class="footnote"><text:note-citation>45</text:note-citation><text:note-body><text:p text:style-name="Footnote">http://is.muni.cz/th/98989/fi_b</text:p></text:note-body></text:note></text:p>
        </text:list-item>
      </text:list>
      <text:p text:style-name="P1"/>
      <text:p text:style-name="P1"/>
      <text:list xml:id="list614739760" text:continue-numbering="true" text:style-name="L1">
        <text:list-item>
          <text:p text:style-name="P11">Markéta ŠKODOVÁ: <text:span text:style-name="Strong_20_Emphasis">Strategie archivace elektronických online zdrojů a politika jejich výběru do digitálního archivu (se zaměřením na český systém WebArchiv)</text:span>, diplomová práce, 2005.<text:note text:id="ftn34" text:note-class="footnote"><text:note-citation>46</text:note-citation><text:note-body><text:p text:style-name="Footnote">http://www.webarchiv.cz/files/dokumenty/zpravy/skodova.doc</text:p></text:note-body></text:note></text:p>
        </text:list-item>
      </text:list>
      <text:p text:style-name="Standard"/>
      <text:h text:style-name="P17" text:outline-level="2">Sklizně</text:h>
      <text:p text:style-name="Text_20_body">Kritéria výběru webových zdrojů</text:p>
      <text:p text:style-name="Text_20_body">Úvod</text:p>
      <text:p text:style-name="Text_20_body">K základním úkolům Národní knihovny ČR náleží ochrana a uchování dokumentů vydaných v České republice. K plnění tohoto úkolu zpracovává, ochraňuje, zpřístupňuje a trvale uchovává konzervační fond a registruje jej v České národní bibliografii. Vedle tradičních dokumentů jsou v současné době vydávány elektronické publikace přístupné online, zjednodušeně řečeno webové zdroje. Problematikou uchování a zpřístupnění těchto zdrojů „národní produkce“ se od roku 2000 zabývá projekt WebArchiv, tedy digitální archiv českého webu. Vzhledem k tomu, že množství dokumentů přístupných online je obrovské a tyto publikace zveřejňované na Internetu jsou velmi rozdílné kvality, je třeba pro účely tvorby archivu webových zdrojů (dále jen „archiv“) aplikovat určitá kritéria výběru tak, aby byly uchovávány dokumenty, jež mají dokumentární hodnotu pro současné i budoucí generace a tvoří národní kulturní bohatství. Technicko-knihovnická kritéria, podle nichž jsou vybírány webové zdroje určené pro uložení v archivu a pro zpracování do České národní bibliografie, byla stanovena na základě zkušeností s dosavadním řešením projektu WebArchiv (s přihlédnutím k postupu, který se v této oblasti uplatňuje v obdobných zahraničních projektech – zejména PANDORA v National Library of Australia) a na základě výsledků evropského projektu Web Cultural Heritage (program CULTURE 2000), řešeného v letech 2005 – 2006 ve spolupráci s Estonskou národní knihovnou, Univerzitní knihovnou v Bratislavě a slovinskou Národní a univerzitní knihovnou. V praxi se ukazuje jako vhodné rozdělit kritéria do dvou skupin podle způsobu získání webových zdrojů do archivu, resp. Podle legislativních podmínek poskytování přístupu k archivovaným datům: 1) plošná archivace webových zdrojů a 2) výběrový přístup – sběr webových zdrojů, na které udělil vydavatel v rámci smlouvy souhlas s online zpřístupněním archivovaných kopií jeho dokumentů zveřejněných na webu.</text:p>
      <text:p text:style-name="Text_20_body"/>
      <text:p text:style-name="Text_20_body">A) Plošná archivace (harvesting)</text:p>
      <text:p text:style-name="Text_20_body">Cílem tohoto přístupu je archivace co největšího počtu</text:p>
      <text:p text:style-name="Text_20_body">domácích webových zdrojů na základě parametrů definovaných</text:p>
      <text:p text:style-name="Text_20_body">v aplikovaném SW, tedy vyžadující minimum další intelektuální</text:p>
      <text:p text:style-name="Text_20_body">práce.</text:p>
      <text:p text:style-name="Text_20_body"/>
      <text:p text:style-name="Text_20_body">Doména – jediným všeobecným doporučením pro plošnou archivaci domácích webových zdrojů je národní doména (národní webový prostor .cz). Zdroje umístěné mimo národní doménu mohou být také archivovány, avšak musí bezpodmínečně splňovat další výběrová kritéria (viz b) Výběrový přístup).</text:p>
      <text:p text:style-name="Text_20_body">Ostatní aspekty (Formát, Přístup, Protokol) jsou volitelné,</text:p>
      <text:p text:style-name="Text_20_body">záleží na technickém vybavení a dalších možnostech.</text:p>
      <text:p text:style-name="Text_20_body"/>
      <text:p text:style-name="Text_20_body">Formát – automaticky jsou stahovány takové formáty, jaké dokáže aplikovaný harvester stáhnout. Na základě dostupné paměťové kapacity a dalších faktorů lze nastavit limity pro různé typy souborů, kategorie typů souborů, velikosti souborů apod. Takto mohou být identifikovány a vyloučeny nelegální zdroje podléhající autorskému právu, a to na základě velikosti a typu souboru (CD/DVD obrázky, velké video soubory apod.).</text:p>
      <text:p text:style-name="Text_20_body">Přístup – záleží na stavu platné legislativy (autorské právo, povinný výtisk) nebo na <text:soft-page-break/>vyjednávání s vydavateli (jejich vstřícnost poskytnout přístup ke svým zdrojům).</text:p>
      <text:p text:style-name="Text_20_body">Protokol – závisí na preferencích pracovníků WebArchivu a na možnostech aplikovaného harvesteru. V současné době jsou stahovány pouze zdroje v rámci protokolů http a ftp. To znamená, že jsou z archivace automaticky vyřazeny streamované protokoly (vysílání zvuku a videa) nebo obsah sítí peer-to-peer.</text:p>
      <text:p text:style-name="Text_20_body">Velikost souboru – většinou nejsou akceptovány/sta­hovány soubory o velikosti větší než 100 MB (skutečný limit velikosti souboru se může lišit dle jeho typu).</text:p>
      <text:p text:style-name="Text_20_body">Počet souborů – pro většinu zdrojů je doporučeno stahovat maximálně 5000 souborů z jedné webové stránky/serveru.</text:p>
      <text:p text:style-name="Text_20_body"/>
      <text:p text:style-name="Text_20_body"/>
      <text:p text:style-name="Text_20_body">B) Výběrový přístup<text:note text:id="ftn35" text:note-class="footnote"><text:note-citation>47</text:note-citation><text:note-body><text:p text:style-name="Footnote">http://www.webarchiv.cz/konspekt/</text:p></text:note-body></text:note></text:p>
      <text:p text:style-name="Text_20_body">Pravidla výběru dokumentů registrovaných v národní</text:p>
      <text:p text:style-name="Text_20_body">bibliografii zahrnují:</text:p>
      <text:p text:style-name="Text_20_body"/>
      <text:p text:style-name="Text_20_body">Území – všechny dokumenty (zdroje) publikované na území České republiky</text:p>
      <text:p text:style-name="Text_20_body">Jazyk – všechny zdroje v češtině (bez ohledu na místo vydání)</text:p>
      <text:p text:style-name="Text_20_body">Autorství – všechny zdroje českých autorů (bez ohledu na místo vydání)</text:p>
      <text:p text:style-name="Text_20_body">Předmět/obsah – všechny zdroje, jejichž obsah se týká České republiky nebo českého národa (bez ohledu na místo vydání)</text:p>
      <text:p text:style-name="Text_20_body"/>
      <text:p text:style-name="Text_20_body"/>
      <text:p text:style-name="Text_20_body">a) Kritéria výběru</text:p>
      <text:p text:style-name="Text_20_body">1. Doména – národní doména a další určené domény (.com, .org atd.) pokud splňují alespoň jedno z následujících kritérií</text:p>
      <text:p text:style-name="Text_20_body">2. Národní aspekty- národnost autora (autor obsahu zdroje pochází z České republiky), sídlo vydavatele (vydavatel má své sídlo na území České republiky), národní jazyk (zdroj musí být v českém jazyce), národ/země jako předmět (zdroje musí obsahovat významné informace o České republice nebo o českém národu)</text:p>
      <text:p text:style-name="Text_20_body">3. Obsah – zdroje významné kulturní a vědecké hodnoty, které mají originální obsah a dlouhodobou badatelskou hodnotu</text:p>
      <text:p text:style-name="Text_20_body">4. Přístup – volně přístupné/zve­řejněné zdroje; u zdrojů chráněných heslem je nutný souhlas vydavatele nebo majitele autorských práv (záleží na platné legislativě)</text:p>
      <text:p text:style-name="Text_20_body">5. Formát – pouze zdroje v běžných formátech (formáty, které lze zobrazit pomocí běžných webových prohlížečů)</text:p>
      <text:p text:style-name="Text_20_body">6. Původní forma – preferovány jsou zdroje původně publikované na webu (tj. webový zdroj je originál); nejsou vybírány zdroje, které jsou kopií dokumentů vydaných tradičními způsoby nebo jsou jejich suplementy (digitalizované materiály, elektronické verze publikací na fyzických nosičích atd.)</text:p>
      <text:p text:style-name="Text_20_body">7. Typ zdroje</text:p>
      <text:p text:style-name="Text_20_body"/>
      <text:p text:style-name="Text_20_body"><text:soft-page-break/>Preferovány jsou následující typy zdrojů: online časopisy,</text:p>
      <text:p text:style-name="Text_20_body">monografie, konferenční materiály, výzkumné a jiné zprávy, akademické</text:p>
      <text:p text:style-name="Text_20_body">práce, vládní dokumenty, další typy zdrojů (které mají mimořádnou</text:p>
      <text:p text:style-name="Text_20_body">kulturní nebo vědeckou hodnotu, např. weblogy nebo webové stránky</text:p>
      <text:p text:style-name="Text_20_body">zaměřené na jedinečné téma)</text:p>
      <text:p text:style-name="Text_20_body"/>
      <text:p text:style-name="Text_20_body">Zdroje, které nejsou archivovány: počítačové hry (aplikace), intranetové</text:p>
      <text:p text:style-name="Text_20_body">zdroje, osobní weblogy, portály (bez vlastního intelektuálního obsahu),</text:p>
      <text:p text:style-name="Text_20_body">soubory dat / databáze, rozhlasové a televizní vysílání atd.</text:p>
      <text:p text:style-name="Text_20_body"/>
      <text:p text:style-name="Text_20_body">b) Doporučení</text:p>
      <text:p text:style-name="Text_20_body">V úvahu je třeba brát také následující aspekty:</text:p>
      <text:p text:style-name="Text_20_body"/>
      <text:p text:style-name="Text_20_body">Přenosový protokol – vybírají se zdroje v rámci běžně používaných protokolů (http, ftp atd.)</text:p>
      <text:p text:style-name="Text_20_body">Otázka autorských práv – před zařazením zdroje do archivu by měl být znám držitel autorských práv</text:p>
      <text:p text:style-name="Text_20_body">Integrita zdroje – sklízeny a archivovány budou dokumenty tvořící celek, ne pouze jednotlivé části, a to i v případě, že jinak splňují výběrová kritéria</text:p>
      <text:p text:style-name="Text_20_body">Frekvence sklízení – zdroje zvolené na základě výběrových kritérií sklízet pokud možno alespoň 4× ročně; významné zdroje (seriály, zprávy atd.), u nichž dochází často k podstatným změnám, je optimální sklízet denně</text:p>
      <text:p text:style-name="Text_20_body"/>
      <text:p text:style-name="Text_20_body"/>
      <text:p text:style-name="Text_20_body">C) Tematické sbírky<text:note text:id="ftn36" text:note-class="footnote"><text:note-citation>48</text:note-citation><text:note-body><text:p text:style-name="Footnote">http://www.webarchiv.cz/tematicke_sbirky/</text:p></text:note-body></text:note></text:p>
      <text:p text:style-name="Text_20_body">Tematické sbírky jsou monotematické soubory webových dokumentů.</text:p>
      <text:p text:style-name="Text_20_body">V rámci tematických sklizní sledujeme především takové děje, které</text:p>
      <text:p text:style-name="Text_20_body">doprovází celospolečenská debata a je u nich tedy předpoklad, že</text:p>
      <text:p text:style-name="Text_20_body">zaujmou významnější místo z hlediska dějin České republiky.</text:p>
      <text:p text:style-name="Text_20_body">Cíleně vybíráme události, které mají širší ohlas v prostředí</text:p>
      <text:p text:style-name="Text_20_body">internetu. Monitorujeme očekávané akce (např. volby), ale i nenadálé</text:p>
      <text:p text:style-name="Text_20_body">situace (např. povodně).</text:p>
      <text:p text:style-name="Text_20_body"/>
      <text:p text:style-name="Text_20_body">obsah – sledujeme materiály k vybranému tématu</text:p>
      <text:p text:style-name="Text_20_body">formát – pouze zdroje v běžných formátech</text:p>
      <text:p text:style-name="Text_20_body">přístup – volně přístupné/zve­řejněné zdroje</text:p>
      <text:p text:style-name="Text_20_body"/>
      <text:p text:style-name="Standard">stav webarchivu </text:p>
      <text:p text:style-name="Standard"><text:soft-page-break/><text:tab/><text:tab/>stare prace na tema webarchiv </text:p>
      <text:p text:style-name="Standard"><text:tab/><text:tab/>otestovani starych praci <text:note text:id="ftn37" text:note-class="footnote"><text:note-citation>49</text:note-citation><text:note-body><text:p text:style-name="Footnote"><text:a xlink:type="simple" xlink:href="http://www.webarchiv.cz/kriteria/">http://www.webarchiv.cz/kriteria/</text:a></text:p></text:note-body></text:note></text:p>
      <text:h text:style-name="P17"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17"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19" text:outline-level="1">Používané nástroje</text:h>
      <text:p text:style-name="Standard">WARCTOOLS</text:p>
      <text:p text:style-name="Standard"/>
      <text:p text:style-name="Standard"/>
      <text:p text:style-name="Standard"/>
      <text:p text:style-name="Standard">HERITRIX</text:p>
      <text:p text:style-name="Standard"/>
      <text:p text:style-name="Standard"/>
      <text:p text:style-name="Standard">WAYBACJ</text:p>
      <text:p text:style-name="Standard"/>
      <text:p text:style-name="Standard"/>
      <text:p text:style-name="Standard">JHOVE</text:p>
      <text:p text:style-name="Standard"/>
      <text:p text:style-name="Standard">APACHE</text:p>
      <text:p text:style-name="Standard"/>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h text:style-name="P19" text:outline-level="1">Stav WebArchivu Podrobně – analýzy, která provedu jako výzkum z převodu</text:h>
      <text:p text:style-name="P10">Samotná práce</text:p>
      <text:h text:style-name="P19" text:outline-level="1">Závěr</text:h>
      <text:h text:style-name="P19" text:outline-level="1">Seznam literatury</text:h>
      <text:p text:style-name="P5">(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http://ctenar.svkkl.cz/clanky/2009-roc-61/09-2009/creative-commons-svobodny-prostor-pro-sdileni-a-tvorbu-61-468.htm</text:p>
      <text:h text:style-name="P1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31T00:20:30</dc:date>
    <dc:creator>Martin Prokop</dc:creator>
    <meta:editing-duration>PT19H40M3S</meta:editing-duration>
    <meta:editing-cycles>315</meta:editing-cycles>
    <meta:document-statistic meta:table-count="1" meta:image-count="0" meta:object-count="0" meta:page-count="26" meta:paragraph-count="324" meta:word-count="3689" meta:character-count="27103"/>
  </office:meta>
</office:document-meta>
</file>